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6AB238504F91ED4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829cm" fo:min-width="1.827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34cm" svg:y="3.54cm">
          <draw:image xlink:href="Pictures/10000201000004B0000003226AB238504F91ED42.png" xlink:type="simple" xlink:show="embed" xlink:actuate="onLoad">
            <text:p/>
          </draw:image>
        </draw:frame>
        <draw:custom-shape draw:style-name="gr2" draw:text-style-name="P2" draw:layer="layout" svg:width="2.865cm" svg:height="1.453cm" draw:transform="rotate (-1.16134208427702) translate (14.737cm 9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5.983cm" svg:y="8.609cm">
          <text:p text:style-name="P1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35682.9610721123 17670.76461769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7:24:36.409455455</meta:creation-date>
    <dc:date>2019-08-29T17:41:00.740416656</dc:date>
    <meta:editing-duration>PT16M24S</meta:editing-duration>
    <meta:editing-cycles>3</meta:editing-cycles>
    <meta:generator>LibreOffice/5.4.5.1$MacOSX_X86_64 LibreOffice_project/79c9829dd5d8054ec39a82dc51cd9eff340dbee8</meta:generator>
    <meta:document-statistic meta:object-count="3"/>
  </office:meta>
</office:document-meta>
</file>